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9873d" style:font-size-asian="8pt" style:font-size-complex="8pt"/>
    </style:style>
    <style:style style:name="P15" style:family="paragraph" style:parent-style-name="Standard">
      <style:text-properties fo:font-size="8pt" officeooo:rsid="02dded49" officeooo:paragraph-rsid="02d9873d" style:font-size-asian="8pt" style:font-size-complex="8pt"/>
    </style:style>
    <style:style style:name="P16" style:family="paragraph" style:parent-style-name="Standard">
      <style:text-properties fo:font-size="8pt" officeooo:rsid="02bf721f" officeooo:paragraph-rsid="02dec7cd" style:font-size-asian="8pt" style:font-size-complex="8pt"/>
    </style:style>
    <style:style style:name="P17" style:family="paragraph" style:parent-style-name="Standard">
      <style:text-properties fo:font-size="8pt" officeooo:rsid="02bf721f" officeooo:paragraph-rsid="02df5516" style:font-size-asian="8pt" style:font-size-complex="8pt"/>
    </style:style>
    <style:style style:name="P18" style:family="paragraph" style:parent-style-name="Standard">
      <style:text-properties fo:font-size="8pt" officeooo:rsid="02bf721f" officeooo:paragraph-rsid="02e07329" style:font-size-asian="8pt" style:font-size-complex="8pt"/>
    </style:style>
    <style:style style:name="P19" style:family="paragraph" style:parent-style-name="Standard">
      <style:text-properties fo:font-size="8pt" officeooo:rsid="02bf721f" officeooo:paragraph-rsid="02e20a82" style:font-size-asian="8pt" style:font-size-complex="8pt"/>
    </style:style>
    <style:style style:name="P20" style:family="paragraph" style:parent-style-name="Standard">
      <style:text-properties fo:font-size="8pt" officeooo:rsid="02bf721f" officeooo:paragraph-rsid="02e3cc3f" style:font-size-asian="8pt" style:font-size-complex="8pt"/>
    </style:style>
    <style:style style:name="P21" style:family="paragraph" style:parent-style-name="Standard">
      <style:text-properties fo:font-size="8pt" officeooo:rsid="02dded49" officeooo:paragraph-rsid="02e3cc3f" style:font-size-asian="8pt" style:font-size-complex="8pt"/>
    </style:style>
    <style:style style:name="P22" style:family="paragraph" style:parent-style-name="Standard">
      <style:text-properties fo:font-size="8pt" officeooo:paragraph-rsid="02dec7cd"/>
    </style:style>
    <style:style style:name="P23" style:family="paragraph" style:parent-style-name="Standard">
      <style:text-properties fo:font-size="8pt" officeooo:paragraph-rsid="02e20a82"/>
    </style:style>
    <style:style style:name="P24" style:family="paragraph" style:parent-style-name="Standard">
      <style:text-properties fo:font-size="8pt" officeooo:paragraph-rsid="02cf3553"/>
    </style:style>
    <style:style style:name="P25" style:family="paragraph" style:parent-style-name="Standard">
      <style:text-properties fo:font-size="8pt" officeooo:paragraph-rsid="02d9873d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eb974"/>
    </style:style>
    <style:style style:name="T17" style:family="text">
      <style:text-properties officeooo:rsid="02dc5f54"/>
    </style:style>
    <style:style style:name="T18" style:family="text">
      <style:text-properties officeooo:rsid="02dd18d1"/>
    </style:style>
    <style:style style:name="T19" style:family="text">
      <style:text-properties officeooo:rsid="02bf721f"/>
    </style:style>
    <style:style style:name="T20" style:family="text">
      <style:text-properties fo:color="#008000" style:font-name="Source Code Pro" fo:font-size="11.3000001907349pt" fo:font-weight="bold"/>
    </style:style>
    <style:style style:name="T21" style:family="text">
      <style:text-properties fo:color="#008000" style:font-name="Source Code Pro" fo:font-size="11.3000001907349pt" fo:font-weight="bold" officeooo:rsid="02bf721f" style:font-size-asian="8pt" style:font-size-complex="8pt"/>
    </style:style>
    <style:style style:name="T22" style:family="text">
      <style:text-properties fo:color="#008000" style:font-name="Source Code Pro" fo:font-size="11.3000001907349pt" fo:font-weight="bold" officeooo:rsid="02e20a82" style:font-size-asian="8pt" style:font-size-complex="8pt"/>
    </style:style>
    <style:style style:name="T23" style:family="text">
      <style:text-properties fo:color="#008000" style:font-name="Source Code Pro" fo:font-size="11.3000001907349pt" fo:font-weight="bold" officeooo:rsid="02e20a82"/>
    </style:style>
    <style:style style:name="T24" style:family="text">
      <style:text-properties fo:color="#008000" style:font-name="Source Code Pro" fo:font-size="10pt" fo:font-weight="bold" officeooo:rsid="02bf721f" style:font-size-asian="10pt" style:font-size-complex="10pt"/>
    </style:style>
    <style:style style:name="T25" style:family="text">
      <style:text-properties fo:color="#008000" style:font-name="Source Code Pro" fo:font-size="9pt" fo:font-weight="bold" style:font-size-asian="9pt" style:font-size-complex="9pt"/>
    </style:style>
    <style:style style:name="T26" style:family="text">
      <style:text-properties fo:color="#008000" style:font-name="Source Code Pro" fo:font-size="9pt" fo:font-weight="bold" officeooo:rsid="02bf721f" style:font-size-asian="9pt" style:font-size-complex="9pt"/>
    </style:style>
    <style:style style:name="T27" style:family="text">
      <style:text-properties fo:color="#008000" style:font-name="Source Code Pro" fo:font-size="9pt" fo:font-weight="bold" officeooo:rsid="02dec7cd" style:font-size-asian="9pt" style:font-size-complex="9pt"/>
    </style:style>
    <style:style style:name="T28" style:family="text">
      <style:text-properties fo:color="#008000" style:font-name="Source Code Pro" fo:font-size="9pt" fo:font-weight="bold" officeooo:rsid="02e3cc3f" style:font-size-asian="9pt" style:font-size-complex="9pt"/>
    </style:style>
    <style:style style:name="T29" style:family="text">
      <style:text-properties fo:color="#008000" style:font-name="Source Code Pro" fo:font-size="6pt" fo:font-weight="bold" officeooo:rsid="02bf721f" style:font-size-asian="6pt" style:font-size-complex="6pt"/>
    </style:style>
    <style:style style:name="T30" style:family="text">
      <style:text-properties fo:color="#008000" style:font-name="Source Code Pro" fo:font-weight="bold"/>
    </style:style>
    <style:style style:name="T31" style:family="text">
      <style:text-properties fo:color="#008000" style:font-name="Source Code Pro" fo:font-weight="bold" officeooo:rsid="02bf721f"/>
    </style:style>
    <style:style style:name="T32" style:family="text">
      <style:text-properties fo:color="#008000" style:font-name="Source Code Pro" fo:font-weight="bold" style:font-size-asian="8pt" style:font-size-complex="8pt"/>
    </style:style>
    <style:style style:name="T33" style:family="text">
      <style:text-properties fo:color="#008000" style:font-name="Source Code Pro" fo:font-weight="bold" officeooo:rsid="02bf721f" style:font-size-asian="8pt" style:font-size-complex="8pt"/>
    </style:style>
    <style:style style:name="T34" style:family="text">
      <style:text-properties officeooo:rsid="02bf721f" style:font-size-asian="8pt" style:font-size-complex="8pt"/>
    </style:style>
    <style:style style:name="T35" style:family="text">
      <style:text-properties officeooo:rsid="02dec7cd" style:font-size-asian="8pt" style:font-size-complex="8pt"/>
    </style:style>
    <style:style style:name="T36" style:family="text">
      <style:text-properties officeooo:rsid="02c67728" style:font-size-asian="8pt" style:font-size-complex="8pt"/>
    </style:style>
    <style:style style:name="T37" style:family="text">
      <style:text-properties officeooo:rsid="02cc153b" style:font-size-asian="8pt" style:font-size-complex="8pt"/>
    </style:style>
    <style:style style:name="T38" style:family="text">
      <style:text-properties officeooo:rsid="02deb974" style:font-size-asian="8pt" style:font-size-complex="8pt"/>
    </style:style>
    <style:style style:name="T39" style:family="text">
      <style:text-properties fo:font-size="10pt" officeooo:rsid="02bf721f" style:font-size-asian="10pt" style:font-size-complex="10pt"/>
    </style:style>
    <style:style style:name="T40" style:family="text">
      <style:text-properties fo:font-size="9pt" officeooo:rsid="02bf721f" style:font-size-asian="9pt" style:font-size-complex="9pt"/>
    </style:style>
    <style:style style:name="T41" style:family="text">
      <style:text-properties fo:font-size="6pt" officeooo:rsid="02bf721f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22"><text:span text:style-name="T34">模块名:</text:span><text:bookmark-start text:name="__DdeLink__815_912721211"/><text:span text:style-name="T34">车辆信息管理</text:span><text:bookmark-end text:name="__DdeLink__815_912721211"/><text:span text:style-name="T35">(</text:span><text:span text:style-name="T25">carinfo</text:span><text:span text:style-name="T35">)</text:span><text:span text:style-name="T34"><text:tab/><text:tab/><text:tab/></text:span></text:p>
      <text:p text:style-name="P9"><text:tab/>导航下拉名_1: 司机招聘信息<text:tab/><text:tab/></text:p>
      <text:p text:style-name="P1"><text:tab/><text:tab/>导航名_1:司机招聘信息<text:tab/><text:tab/></text:p>
      <text:p text:style-name="P22"><text:span text:style-name="T34"><text:tab/><text:tab/><text:tab/>功能名字_1:列表 <text:s/>功能类型:网格 (网格) <text:s text:c="6"/></text:span><text:span text:style-name="T40"><text:s/></text:span><text:bookmark-start text:name="__DdeLink__1167_912721211"/><text:span text:style-name="T26">driverrecruit/</text:span><text:span text:style-name="T25">v1/list</text:span><text:bookmark-end text:name="__DdeLink__1167_912721211"/>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6"><text:tab/><text:tab/><text:tab/>功能名称_2:添加 功能类型:编辑 (编辑) <text:s text:c="5"/><text:span text:style-name="T25">driverrecruit/v1/</text:span><text:span text:style-name="T27">add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22"><text:span text:style-name="T34"><text:tab/><text:tab/><text:tab/><text:tab/>字段名称_</text:span><text:span text:style-name="T36">6</text:span><text:span text:style-name="T34">:身份证号码<text:tab/><text:tab/>标签类型:单选下拉框 <text:s/>文本框 必填 <text:s text:c="4"/></text:span><text:bookmark-start text:name="__DdeLink__1546_912721211"/><text:bookmark-start text:name="__DdeLink__2772_912721211"/><text:span text:style-name="T33">driverinfo/</text:span><text:span text:style-name="T32">v1/list</text:span><text:bookmark-end text:name="__DdeLink__1546_912721211"/><text:bookmark-end text:name="__DdeLink__2772_912721211"/></text:p>
      <text:p text:style-name="P17"><text:tab/><text:tab/><text:tab/><text:tab/>字段名称_<text:span text:style-name="T2">7</text:span>:地址<text:tab/><text:tab/><text:tab/>标签类型:单选下拉框 <text:s/>文本框 <text:s/>必填 <text:s/><text:span text:style-name="T30">driverinfo/v1/list</text:span></text:p>
      <text:p text:style-name="P17"><text:tab/><text:tab/><text:tab/><text:tab/>字段名称_<text:span text:style-name="T2">8</text:span>:车辆型号<text:tab/><text:tab/>标签类型:单选下拉框 文本框 必填 <text:s/><text:span text:style-name="T30">driverinfo/v1/list</text:span></text:p>
      <text:p text:style-name="P17"><text:tab/><text:tab/><text:tab/><text:tab/>字段名称_<text:span text:style-name="T2">9</text:span>:车牌号码<text:tab/><text:tab/>标签类型:单选下拉框 <text:s/>文本框 必填 <text:s/><text:span text:style-name="T30">driverinfo/v1/list</text:span></text:p>
      <text:p text:style-name="P17"><text:tab/><text:tab/><text:tab/><text:tab/>字段名称_<text:span text:style-name="T2">10</text:span>:发动机号<text:tab/><text:tab/>标签类型:单选下拉框 <text:s/>文本框 <text:s/>必填 <text:s/><text:span text:style-name="T30">driverinfo/v1/list</text:span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6"><text:soft-page-break/><text:tab/><text:tab/><text:tab/>功能名称_3:编辑 功能类型:编辑 (编辑) <text:s text:c="3"/><text:bookmark-start text:name="__DdeLink__2775_912721211"/><text:span text:style-name="T25">driverrecruit</text:span><text:bookmark-end text:name="__DdeLink__2775_912721211"/><text:span text:style-name="T25">/v1/</text:span><text:span text:style-name="T27">edit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18"><text:tab/><text:tab/><text:tab/><text:tab/>字段名称_<text:span text:style-name="T4">7</text:span>:身份证号码<text:tab/><text:tab/>标签类型:单选下拉框 <text:s/>文本框 必填 <text:s text:c="3"/><text:span text:style-name="T30">driverinfo/v1/list</text:span></text:p>
      <text:p text:style-name="P18"><text:tab/><text:tab/><text:tab/><text:tab/>字段名称_<text:span text:style-name="T4">8</text:span>:地址<text:tab/><text:tab/><text:tab/>标签类型:单选下拉框 <text:s/>文本框 <text:s/>必填 <text:s text:c="3"/><text:span text:style-name="T30">driverinfo/v1/list</text:span></text:p>
      <text:p text:style-name="P18"><text:tab/><text:tab/><text:tab/><text:tab/>字段名称_<text:span text:style-name="T4">9</text:span>:车辆型号<text:tab/><text:tab/>标签类型:单选下拉框 文本框 必填 <text:s text:c="3"/><text:span text:style-name="T30">driverinfo/v1/list</text:span></text:p>
      <text:p text:style-name="P18"><text:tab/><text:tab/><text:tab/><text:tab/>字段名称_<text:span text:style-name="T4">10</text:span>:车牌号码<text:tab/><text:tab/>标签类型:单选下拉框 <text:s/>文本框 必填 <text:s text:c="2"/><text:span text:style-name="T30">driverinfo/v1/list</text:span></text:p>
      <text:p text:style-name="P18"><text:tab/><text:tab/><text:tab/><text:tab/>字段名称_<text:span text:style-name="T2">11</text:span>:发动机号<text:tab/><text:tab/>标签类型:单选下拉框 <text:s/>文本框 <text:s/>必填 <text:s text:c="3"/><text:span text:style-name="T30">driverinfo/v1/list</text:span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23"><text:span text:style-name="T34"><text:tab/><text:tab/><text:tab/>功能名称_4:删除 <text:s text:c="5"/></text:span><text:span text:style-name="T40"><text:s/></text:span><text:bookmark-start text:name="__DdeLink__2778_912721211"/><text:span text:style-name="T26">driverrecruit</text:span><text:bookmark-end text:name="__DdeLink__2778_912721211"/><text:span text:style-name="T26">/</text:span><text:span text:style-name="T25">v1/delete/{id}</text:span>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23"><text:span text:style-name="T34"><text:tab/><text:tab/><text:tab/>功能名称_</text:span><text:span text:style-name="T37">5</text:span><text:span text:style-name="T34">:审核 功能类型:编辑 <text:s text:c="5"/></text:span><text:span text:style-name="T26">driverrecruit/</text:span><text:span text:style-name="T25">v1/audit/{id}</text:span>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24"><text:span text:style-name="T34"><text:tab/><text:tab/><text:tab/>功能名字_1:列表 <text:s/>功能类型:网格 (网格) <text:s text:c="7"/></text:span><text:bookmark-start text:name="__DdeLink__2781_912721211"/><text:span text:style-name="T20">driverinfo/v1/list</text:span><text:bookmark-end text:name="__DdeLink__2781_912721211"/>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19"><text:tab/><text:tab/><text:tab/>功能名称_2:添加 功能类型:编辑 (编辑) <text:s text:c="9"/><text:bookmark-start text:name="__DdeLink__2784_912721211"/><text:span text:style-name="T20">driverinfo/v1/</text:span><text:span text:style-name="T23">add</text:span><text:bookmark-end text:name="__DdeLink__2784_912721211"/><text:tab/>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19"><text:tab/><text:tab/><text:tab/>功能名称_3:编辑 功能类型:编辑 (编辑) <text:s text:c="5"/><text:bookmark-start text:name="__DdeLink__2787_912721211"/><text:span text:style-name="T20">driverinfo/v1/</text:span><text:span text:style-name="T23">edit</text:span><text:bookmark-end text:name="__DdeLink__2787_912721211"/>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soft-page-break/><text:tab/><text:tab/><text:tab/><text:tab/>字段名称_<text:span text:style-name="T14">3</text:span>:结算方式<text:tab/><text:tab/>标签类型:文本框 必填 <text:s/></text:p>
      <text:p text:style-name="P13"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23"><text:span text:style-name="T34"><text:tab/><text:tab/><text:tab/>功能名称_4:删除 <text:s text:c="9"/></text:span><text:bookmark-start text:name="__DdeLink__2790_912721211"/><text:span text:style-name="T21">driverinfo/</text:span><text:span text:style-name="T23">v1/delete/{id}</text:span><text:bookmark-end text:name="__DdeLink__2790_912721211"/>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23"><text:span text:style-name="T34"><text:tab/><text:tab/><text:tab/>功能名称_</text:span><text:span text:style-name="T37">5</text:span><text:span text:style-name="T34">:审核 功能类型:编辑 <text:s text:c="7"/></text:span><text:span text:style-name="T21">driverinfo/</text:span><text:span text:style-name="T22">v1/</text:span><text:span text:style-name="T23">audit</text:span><text:span text:style-name="T22">/{id}</text:span>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/>
      <text:p text:style-name="P14"><text:tab/>导航栏名<text:span text:style-name="T15">3：邮件通知对象管理</text:span></text:p>
      <text:p text:style-name="P14"><text:tab/><text:tab/>导航名_<text:span text:style-name="T15">1:邮件通知对象 <text:s text:c="5"/></text:span></text:p>
      <text:p text:style-name="P25"><text:span text:style-name="T34"><text:tab/><text:tab/><text:tab/>功能名称_</text:span><text:span text:style-name="T38">1</text:span><text:span text:style-name="T34">:列表　功能类型：网格（网格） <text:s text:c="2"/></text:span><text:span text:style-name="T40"><text:s/></text:span><text:bookmark-start text:name="__DdeLink__2793_912721211"/><text:span text:style-name="T25">carsendemail/v1/list</text:span><text:bookmark-end text:name="__DdeLink__2793_912721211"/></text:p>
      <text:p text:style-name="P14"><text:tab/><text:tab/><text:tab/><text:tab/>隐藏字段_<text:span text:style-name="T17">1:id</text:span></text:p>
      <text:p text:style-name="P14"><text:tab/><text:tab/><text:tab/><text:tab/>字段名称_<text:span text:style-name="T16">1</text:span>:部门名称 <text:s/>标签类型 单选下拉框</text:p>
      <text:p text:style-name="P14"><text:tab/><text:tab/><text:tab/><text:tab/>字段名称_<text:span text:style-name="T16">2</text:span>:岗位名称 <text:s/>标签类型 单选下拉框</text:p>
      <text:p text:style-name="P14"><text:tab/><text:tab/><text:tab/><text:tab/>字段名称_<text:span text:style-name="T16">3</text:span>:备注</text:p>
      <text:p text:style-name="P20"><text:tab/><text:tab/><text:tab/>功能名称_<text:span text:style-name="T16">2</text:span>:添加　功能类型：编辑（编辑）<text:bookmark-start text:name="__DdeLink__2796_912721211"/> <text:span text:style-name="T25">carsendemail/v1/</text:span><text:span text:style-name="T28">add</text:span><text:bookmark-end text:name="__DdeLink__2796_912721211"/></text:p>
      <text:p text:style-name="P14"><text:tab/><text:tab/><text:tab/><text:tab/>（标签类型基本分为：单选下拉框，文本框）</text:p>
      <text:p text:style-name="P14"><text:tab/><text:tab/><text:tab/><text:tab/>字段名称_<text:span text:style-name="T18">1:部门名称 　标签类型：单选下拉框　必填</text:span></text:p>
      <text:p text:style-name="P15"><text:tab/><text:tab/><text:tab/><text:tab/>字段名称_2:岗位名称　标签类型：单选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21"><text:tab/><text:tab/><text:tab/>功能名称_<text:span text:style-name="T16">3</text:span>：修改　功能类型：编辑（编辑） <text:s/><text:span text:style-name="T19"><text:s/></text:span><text:span text:style-name="T26">carsendemail/v1/</text:span><text:span text:style-name="T28">edit</text:span></text:p>
      <text:p text:style-name="P15"><text:tab/><text:tab/><text:tab/><text:tab/>（标签类型基本分为：单选下拉框，文本框）</text:p>
      <text:p text:style-name="P15"><text:tab/><text:tab/><text:tab/><text:tab/><text:span text:style-name="T19">字段名称_1:部门名称 　标签类型：单选下拉框　必填</text:span></text:p>
      <text:p text:style-name="P15"><text:tab/><text:tab/><text:tab/><text:tab/>字段名称_2:岗位名称　标签类型：单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4"><text:tab/><text:tab/><text:tab/>功能名称_<text:span text:style-name="T16">4</text:span>：删除　功能类型：编辑（编辑）</text:p>
      <text:p text:style-name="P14"><text:tab/><text:tab/><text:tab/><text:tab/>提示:确定要删除这条数据吗？</text:p>
      <text:p text:style-name="P14"><text:soft-page-break/><text:tab/><text:tab/><text:tab/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08:43.919593175</meta:creation-date>
    <meta:editing-duration>PT6M11S</meta:editing-duration>
    <meta:editing-cycles>3</meta:editing-cycles>
    <meta:generator>LibreOffice/5.1.6.2.0$Linux_X86_64 LibreOffice_project/10$Build-2</meta:generator>
    <dc:date>2017-08-08T12:49:19.372569859</dc:date>
    <meta:document-statistic meta:table-count="0" meta:image-count="0" meta:object-count="0" meta:page-count="5" meta:paragraph-count="219" meta:word-count="3807" meta:character-count="6533" meta:non-whitespace-character-count="4843"/>
  </office:meta>
</office:document-meta>
</file>